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5.399cm"/>
    </style:style>
    <style:style style:name="co5" style:family="table-column">
      <style:table-column-properties fo:break-before="auto" style:column-width="3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7.316cm" svg:height="22.577cm" svg:x="31.926cm" svg:y="5.295cm">
            <draw:object draw:notify-on-update-of-ranges="Sheet1.D7:Sheet1.D7 Sheet1.D8:Sheet1.D8 Sheet1.D9:Sheet1.D9 Sheet1.D10:Sheet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3.786cm" svg:height="24.653cm" svg:x="0cm" svg:y="29.011cm">
            <draw:object draw:notify-on-update-of-ranges="Sheet1.D16:Sheet1.D16 Sheet1.D9:Sheet1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2.248cm" svg:height="23.79cm" svg:x="44.979cm" svg:y="30.169cm">
            <draw:object draw:notify-on-update-of-ranges="Sheet1.D18:Sheet1.D18 Sheet1.D13:Sheet1.D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One Case</text:p>
          </table:table-cell>
          <table:covered-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Number of Rate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Mean of Quality Metri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&quot;BVE&quot;" office:value-type="string" office:string-value="BVE" calcext:value-type="string">
            <text:p>B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turation</text:p>
          </table:table-cell>
          <table:table-cell office:value-type="float" office:value="0.00876" calcext:value-type="float">
            <text:p>0,00876</text:p>
          </table:table-cell>
        </table:table-row>
        <table:table-row table:style-name="ro1">
          <table:table-cell/>
          <table:table-cell table:formula="of:=&quot;BVE&quot;" office:value-type="string" office:string-value="BVE" calcext:value-type="string">
            <text:p>B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morph</text:p>
          </table:table-cell>
          <table:table-cell office:value-type="float" office:value="0.02066" calcext:value-type="float">
            <text:p>0,02066</text:p>
          </table:table-cell>
        </table:table-row>
        <table:table-row table:style-name="ro1">
          <table:table-cell/>
          <table:table-cell table:formula="of:=&quot;BVE&quot;" office:value-type="string" office:string-value="BVE" calcext:value-type="string">
            <text:p>B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morph +CVHV</text:p>
          </table:table-cell>
          <table:table-cell office:value-type="float" office:value="0.01616" calcext:value-type="float">
            <text:p>0,01616</text:p>
          </table:table-cell>
        </table:table-row>
        <table:table-row table:style-name="ro1">
          <table:table-cell/>
          <table:table-cell table:formula="of:=&quot;BVE&quot;" office:value-type="string" office:string-value="BVE" calcext:value-type="string">
            <text:p>B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morph + CVHV + Saturation</text:p>
          </table:table-cell>
          <table:table-cell office:value-type="float" office:value="0.02032" calcext:value-type="float">
            <text:p>0,02032</text:p>
          </table:table-cell>
        </table:table-row>
        <table:table-row table:style-name="ro1">
          <table:table-cell/>
          <table:table-cell table:formula="of:=&quot;BVE&quot;" office:value-type="string" office:string-value="BVE" calcext:value-type="string">
            <text:p>B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turation</text:p>
          </table:table-cell>
          <table:table-cell office:value-type="float" office:value="0.02576" calcext:value-type="float">
            <text:p>0,02576</text:p>
          </table:table-cell>
        </table:table-row>
        <table:table-row table:style-name="ro1">
          <table:table-cell/>
          <table:table-cell table:formula="of:=&quot;BVE&quot;" office:value-type="string" office:string-value="BVE" calcext:value-type="string">
            <text:p>B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omorph</text:p>
          </table:table-cell>
          <table:table-cell office:value-type="float" office:value="0.01764" calcext:value-type="float">
            <text:p>0,01764</text:p>
          </table:table-cell>
        </table:table-row>
        <table:table-row table:style-name="ro1">
          <table:table-cell/>
          <table:table-cell table:formula="of:=&quot;BVE&quot;" office:value-type="string" office:string-value="BVE" calcext:value-type="string">
            <text:p>B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omorph +CVHV</text:p>
          </table:table-cell>
          <table:table-cell office:value-type="float" office:value="0.01732" calcext:value-type="float">
            <text:p>0,01732</text:p>
          </table:table-cell>
        </table:table-row>
        <table:table-row table:style-name="ro1">
          <table:table-cell/>
          <table:table-cell table:formula="of:=&quot;BVE&quot;" office:value-type="string" office:string-value="BVE" calcext:value-type="string">
            <text:p>B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omorph + CVHV + Saturation</text:p>
          </table:table-cell>
          <table:table-cell office:value-type="float" office:value="0.0298" calcext:value-type="float">
            <text:p>0,029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U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morph</text:p>
          </table:table-cell>
          <table:table-cell office:value-type="float" office:value="0.0097" calcext:value-type="float">
            <text:p>0,0097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morph +CVHV</text:p>
          </table:table-cell>
          <table:table-cell office:value-type="float" office:value="0.0129" calcext:value-type="float">
            <text:p>0,0129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omorph</text:p>
          </table:table-cell>
          <table:table-cell office:value-type="float" office:value="0.0207" calcext:value-type="float">
            <text:p>0,0207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omorph +CVHV</text:p>
          </table:table-cell>
          <table:table-cell office:value-type="float" office:value="0.0297" calcext:value-type="float">
            <text:p>0,029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morph</text:p>
          </table:table-cell>
          <table:table-cell office:value-type="float" office:value="0.0063" calcext:value-type="float">
            <text:p>0,006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3" office:value-type="percentage" office:value="0.8" calcext:value-type="percentage" table:number-columns-spanned="3" table:number-rows-spanned="1">
            <text:p>80,00 %</text:p>
          </table:table-cell>
          <table:covered-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morph</text:p>
          </table:table-cell>
          <table:table-cell office:value-type="float" office:value="0.07035" calcext:value-type="float">
            <text:p>0,07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 style:data-style-name="N2" text:time-value="21:31:57.1339981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8T08:21:59.924013838</meta:creation-date>
    <dc:date>2021-11-20T18:35:09.573349158</dc:date>
    <meta:editing-duration>PT22H15M29S</meta:editing-duration>
    <meta:editing-cycles>3</meta:editing-cycles>
    <meta:generator>LibreOffice/7.2.1.2$Linux_X86_64 LibreOffice_project/20$Build-2</meta:generator>
    <meta:document-statistic meta:table-count="1" meta:cell-count="6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7.317cm" svg:height="22.578cm" xlink:href=".." xlink:type="simple" chart:class="chart:line" chart:style-name="ch1">
        <chart:title svg:x="19.156cm" svg:y="0.587cm" chart:style-name="ch2">
          <text:p>Quality Metric according to Number of Rates</text:p>
        </chart:title>
        <chart:legend chart:legend-position="end" svg:x="40.565cm" svg:y="5.943cm" style:legend-expansion="custom" svg:width="6.526cm" svg:height="6.391cm" style:legend-expansion-aspect-ratio="1.02112345485839" chart:style-name="ch3"/>
        <chart:plot-area chart:style-name="ch4" table:cell-range-address="Sheet1.C7:Sheet1.E7 Sheet1.C11:Sheet1.C11 Sheet1.E10:Sheet1.E14 Sheet1.D8:Sheet1.E9 Sheet1.D10:Sheet1.D10" chart:data-source-has-labels="both" svg:x="2.493cm" svg:y="1.817cm" svg:width="37.347cm" svg:height="18.793cm">
          <chart:coordinate-region svg:x="3.591cm" svg:y="2.016cm" svg:width="36.062cm" svg:height="17.947cm"/>
          <chart:axis chart:dimension="x" chart:name="primary-x" chart:style-name="ch5" chartooo:axis-type="auto">
            <chartooo:date-scale/>
            <chart:title svg:x="19.504cm" svg:y="21.061cm" chart:style-name="ch6">
              <text:p>Nb of rates</text:p>
            </chart:title>
            <chart:categories table:cell-range-address="Sheet1.C7:Sheet1.C7 Sheet1.C11:Sheet1.C11"/>
          </chart:axis>
          <chart:axis chart:dimension="y" chart:name="primary-y" chart:style-name="ch5">
            <chart:title svg:x="0.451cm" svg:y="12.028cm" chart:style-name="ch7">
              <text:p>Error</text:p>
            </chart:title>
            <chart:grid chart:style-name="ch8" chart:class="major"/>
          </chart:axis>
          <chart:series chart:style-name="ch9" chart:values-cell-range-address="Sheet1.E7:Sheet1.E7 Sheet1.E11:Sheet1.E11" chart:label-cell-address="Sheet1.D7:Sheet1.D7" chart:class="chart:line">
            <chart:data-point chart:repeated="2"/>
          </chart:series>
          <chart:series chart:style-name="ch10" chart:values-cell-range-address="Sheet1.E8:Sheet1.E8 Sheet1.E12:Sheet1.E12" chart:label-cell-address="Sheet1.D8:Sheet1.D8" chart:class="chart:line">
            <chart:data-point chart:repeated="2"/>
          </chart:series>
          <chart:series chart:style-name="ch11" chart:values-cell-range-address="Sheet1.E9:Sheet1.E9 Sheet1.E13:Sheet1.E13" chart:label-cell-address="Sheet1.D9:Sheet1.D9" chart:class="chart:line">
            <chart:data-point chart:repeated="2"/>
          </chart:series>
          <chart:series chart:style-name="ch12" chart:values-cell-range-address="Sheet1.E10:Sheet1.E10 Sheet1.E14:Sheet1.E14" chart:label-cell-address="Sheet1.D10:Sheet1.D10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9">
                <text:p>9</text:p>
                <draw:g>
                  <svg:desc>Sheet1.C7:Sheet1.C7 Sheet1.C11:Sheet1.C11</svg:desc>
                </draw:g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Saturation</text:p>
                <draw:g>
                  <svg:desc>Sheet1.D7:Sheet1.D7</svg:desc>
                </draw:g>
              </table:table-cell>
              <table:table-cell office:value-type="float" office:value="0.00876">
                <text:p>0.00876</text:p>
                <draw:g>
                  <svg:desc>Sheet1.E7:Sheet1.E7 Sheet1.E11:Sheet1.E11</svg:desc>
                </draw:g>
              </table:table-cell>
              <table:table-cell office:value-type="float" office:value="0.02576">
                <text:p>0.02576</text:p>
              </table:table-cell>
            </table:table-row>
            <table:table-row>
              <table:table-cell office:value-type="string">
                <text:p>Geomorph</text:p>
                <draw:g>
                  <svg:desc>Sheet1.D8:Sheet1.D8</svg:desc>
                </draw:g>
              </table:table-cell>
              <table:table-cell office:value-type="float" office:value="0.02066">
                <text:p>0.02066</text:p>
                <draw:g>
                  <svg:desc>Sheet1.E8:Sheet1.E8 Sheet1.E12:Sheet1.E12</svg:desc>
                </draw:g>
              </table:table-cell>
              <table:table-cell office:value-type="float" office:value="0.01764">
                <text:p>0.01764</text:p>
              </table:table-cell>
            </table:table-row>
            <table:table-row>
              <table:table-cell office:value-type="string">
                <text:p>Geomorph +CVHV</text:p>
                <draw:g>
                  <svg:desc>Sheet1.D9:Sheet1.D9</svg:desc>
                </draw:g>
              </table:table-cell>
              <table:table-cell office:value-type="float" office:value="0.01616">
                <text:p>0.01616</text:p>
                <draw:g>
                  <svg:desc>Sheet1.E9:Sheet1.E9 Sheet1.E13:Sheet1.E13</svg:desc>
                </draw:g>
              </table:table-cell>
              <table:table-cell office:value-type="float" office:value="0.01732">
                <text:p>0.01732</text:p>
              </table:table-cell>
            </table:table-row>
            <table:table-row>
              <table:table-cell office:value-type="string">
                <text:p>Geomorph + CVHV + Saturation</text:p>
                <draw:g>
                  <svg:desc>Sheet1.D10:Sheet1.D10</svg:desc>
                </draw:g>
              </table:table-cell>
              <table:table-cell office:value-type="float" office:value="0.02032">
                <text:p>0.02032</text:p>
                <draw:g>
                  <svg:desc>Sheet1.E10:Sheet1.E10 Sheet1.E14:Sheet1.E14</svg:desc>
                </draw:g>
              </table:table-cell>
              <table:table-cell office:value-type="float" office:value="0.0298">
                <text:p>0.0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729fc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787cm" svg:height="24.654cm" xlink:href=".." xlink:type="simple" chart:class="chart:line" chart:style-name="ch1">
        <chart:title svg:x="17.801cm" svg:y="0.629cm" chart:style-name="ch2">
          <text:p>Quality Metric according to Dataset Size</text:p>
        </chart:title>
        <chart:subtitle svg:x="20.024cm" svg:y="1.901cm" chart:style-name="ch3">
          <text:p>Number of Rates = 9</text:p>
        </chart:subtitle>
        <chart:legend chart:legend-position="end" svg:x="39.585cm" svg:y="11.779cm" style:legend-expansion="high" chart:style-name="ch4"/>
        <chart:plot-area chart:style-name="ch5" table:cell-range-address="Sheet1.A7:Sheet1.A7 Sheet1.A16:Sheet1.A16 Sheet1.D16:Sheet1.E16 Sheet1.E8:Sheet1.E9 Sheet1.D9:Sheet1.D9 Sheet1.E17:Sheet1.E17" chart:data-source-has-labels="both" svg:x="1.886cm" svg:y="3.077cm" svg:width="36.824cm" svg:height="20.103cm">
          <chart:coordinate-region svg:x="2.984cm" svg:y="3.276cm" svg:width="35.539cm" svg:height="19.257cm"/>
          <chart:axis chart:dimension="x" chart:name="primary-x" chart:style-name="ch6" chartooo:axis-type="auto">
            <chartooo:date-scale/>
            <chart:title svg:x="19.473cm" svg:y="23.673cm" chart:style-name="ch7">
              <text:p>Nb of Data</text:p>
            </chart:title>
            <chart:categories table:cell-range-address="Sheet1.A7:Sheet1.A7 Sheet1.A16:Sheet1.A16"/>
          </chart:axis>
          <chart:axis chart:dimension="y" chart:name="primary-y" chart:style-name="ch6">
            <chart:title svg:x="0.451cm" svg:y="13.542cm" chart:style-name="ch8">
              <text:p>Error</text:p>
            </chart:title>
            <chart:grid chart:style-name="ch9" chart:class="major"/>
          </chart:axis>
          <chart:series chart:style-name="ch10" chart:values-cell-range-address="Sheet1.E8:Sheet1.E8 Sheet1.E16:Sheet1.E16" chart:label-cell-address="Sheet1.D16:Sheet1.D16" chart:class="chart:line">
            <chart:data-point chart:repeated="2"/>
          </chart:series>
          <chart:series chart:style-name="ch11" chart:values-cell-range-address="Sheet1.E9:Sheet1.E9 Sheet1.E17:Sheet1.E17" chart:label-cell-address="Sheet1.D9:Sheet1.D9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25</text:p>
                <draw:g>
                  <svg:desc>Sheet1.A7:Sheet1.A7 Sheet1.A16:Sheet1.A16</svg:desc>
                </draw:g>
              </table:table-cell>
              <table:table-cell office:value-type="float" office:value="47">
                <text:p>47</text:p>
              </table:table-cell>
            </table:table-row>
          </table:table-header-rows>
          <table:table-rows>
            <table:table-row>
              <table:table-cell office:value-type="string">
                <text:p>Geomorph</text:p>
                <draw:g>
                  <svg:desc>Sheet1.D16:Sheet1.D16</svg:desc>
                </draw:g>
              </table:table-cell>
              <table:table-cell office:value-type="float" office:value="0.02066">
                <text:p>0.02066</text:p>
                <draw:g>
                  <svg:desc>Sheet1.E8:Sheet1.E8 Sheet1.E16:Sheet1.E16</svg:desc>
                </draw:g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Geomorph +CVHV</text:p>
                <draw:g>
                  <svg:desc>Sheet1.D9:Sheet1.D9</svg:desc>
                </draw:g>
              </table:table-cell>
              <table:table-cell office:value-type="float" office:value="0.01616">
                <text:p>0.01616</text:p>
                <draw:g>
                  <svg:desc>Sheet1.E9:Sheet1.E9 Sheet1.E17:Sheet1.E17</svg:desc>
                </draw:g>
              </table:table-cell>
              <table:table-cell office:value-type="float" office:value="0.0129">
                <text:p>0.01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2.249cm" svg:height="23.791cm" xlink:href=".." xlink:type="simple" chart:class="chart:line" chart:style-name="ch1">
        <chart:title svg:x="17.032cm" svg:y="0.611cm" chart:style-name="ch2">
          <text:p>Quality metric according to Dataset Size</text:p>
        </chart:title>
        <chart:subtitle svg:x="19.149cm" svg:y="1.865cm" chart:style-name="ch3">
          <text:p>Number of Rates = 30</text:p>
        </chart:subtitle>
        <chart:legend chart:legend-position="end" svg:x="38.047cm" svg:y="11.347cm" style:legend-expansion="high" chart:style-name="ch4"/>
        <chart:plot-area chart:style-name="ch5" table:cell-range-address="Sheet1.A7:Sheet1.A7 Sheet1.A16:Sheet1.A16 Sheet1.D18:Sheet1.E18 Sheet1.E12:Sheet1.E13 Sheet1.D13:Sheet1.D13 Sheet1.E19:Sheet1.E19" chart:data-source-has-labels="both" svg:x="1.855cm" svg:y="3.023cm" svg:width="35.348cm" svg:height="19.312cm">
          <chart:coordinate-region svg:x="2.953cm" svg:y="3.222cm" svg:width="34.063cm" svg:height="18.466cm"/>
          <chart:axis chart:dimension="x" chart:name="primary-x" chart:style-name="ch6" chartooo:axis-type="auto">
            <chartooo:date-scale/>
            <chart:title svg:x="18.704cm" svg:y="22.81cm" chart:style-name="ch7">
              <text:p>Nb of Data</text:p>
            </chart:title>
            <chart:categories table:cell-range-address="Sheet1.A7:Sheet1.A7 Sheet1.A16:Sheet1.A16"/>
          </chart:axis>
          <chart:axis chart:dimension="y" chart:name="primary-y" chart:style-name="ch6">
            <chart:title svg:x="0.451cm" svg:y="13.093cm" chart:style-name="ch8">
              <text:p>Error</text:p>
            </chart:title>
            <chart:grid chart:style-name="ch9" chart:class="major"/>
          </chart:axis>
          <chart:series chart:style-name="ch10" chart:values-cell-range-address="Sheet1.E12:Sheet1.E12 Sheet1.E18:Sheet1.E18" chart:label-cell-address="Sheet1.D18:Sheet1.D18" chart:class="chart:line">
            <chart:data-point chart:repeated="2"/>
          </chart:series>
          <chart:series chart:style-name="ch11" chart:values-cell-range-address="Sheet1.E13:Sheet1.E13 Sheet1.E19:Sheet1.E19" chart:label-cell-address="Sheet1.D13:Sheet1.D13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25</text:p>
                <draw:g>
                  <svg:desc>Sheet1.A7:Sheet1.A7 Sheet1.A16:Sheet1.A16</svg:desc>
                </draw:g>
              </table:table-cell>
              <table:table-cell office:value-type="float" office:value="47">
                <text:p>47</text:p>
              </table:table-cell>
            </table:table-row>
          </table:table-header-rows>
          <table:table-rows>
            <table:table-row>
              <table:table-cell office:value-type="string">
                <text:p>Geomorph</text:p>
                <draw:g>
                  <svg:desc>Sheet1.D18:Sheet1.D18</svg:desc>
                </draw:g>
              </table:table-cell>
              <table:table-cell office:value-type="float" office:value="0.01764">
                <text:p>0.01764</text:p>
                <draw:g>
                  <svg:desc>Sheet1.E12:Sheet1.E12 Sheet1.E18:Sheet1.E18</svg:desc>
                </draw:g>
              </table:table-cell>
              <table:table-cell office:value-type="float" office:value="0.0207">
                <text:p>0.0207</text:p>
              </table:table-cell>
            </table:table-row>
            <table:table-row>
              <table:table-cell office:value-type="string">
                <text:p>Geomorph +CVHV</text:p>
                <draw:g>
                  <svg:desc>Sheet1.D13:Sheet1.D13</svg:desc>
                </draw:g>
              </table:table-cell>
              <table:table-cell office:value-type="float" office:value="0.01732">
                <text:p>0.01732</text:p>
                <draw:g>
                  <svg:desc>Sheet1.E13:Sheet1.E13 Sheet1.E19:Sheet1.E19</svg:desc>
                </draw:g>
              </table:table-cell>
              <table:table-cell office:value-type="float" office:value="0.0297">
                <text:p>0.02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